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Script.run( JellyContext context , XMLOutput out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xtScript.Text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xtScrip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Script.set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Script.comp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Script.trimEndWhitespac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xtScript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Script.TextScrip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Script.trim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Script.trimStartWhitespac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